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ned Mentorshi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Dan Scarafon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tp://prezi.com/cdoigtjmri8h/background-info/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s between us and th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rus/scribe</text:p>
                <text:list>
                  <text:list-item>
                    <text:p>We need to organize ordering/branching not just text</text:p>
                  </text:list-item>
                </text:list>
              </text:list-item>
              <text:list-item>
                <text:p>Toolscape</text:p>
                <text:list>
                  <text:list-item>
                    <text:p>How to organize steps</text:p>
                  </text:list-item>
                </text:list>
              </text:list-item>
              <text:list-item>
                <text:p>We will also probably include a “jargon dictionary”</text:p>
              </text:list-item>
              <text:list-item>
                <text:p>Mixt- uses ai to generate mixed instructions</text:p>
              </text:list-item>
              <text:list-item>
                <text:p>Generating photo manimpulation...</text:p>
                <text:list>
                  <text:list-item>
                    <text:p>Generates instruction from one guys 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flow theories (lit)</text:p>
          </draw:text-box>
        </draw:frame>
        <draw:frame presentation:style-name="pr4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Chorus View (answer questions)</text:p>
                <text:list>
                  <text:list-item>
                    <text:p>Vote on existing responses, propose new ones</text:p>
                  </text:list-item>
                  <text:list-item>
                    <text:p>Wasn't sure if many workers necessary</text:p>
                    <text:list>
                      <text:list-item>
                        <text:p>Much faster/more accurate with many</text:p>
                      </text:list-item>
                    </text:list>
                  </text:list-item>
                </text:list>
              </text:list-item>
              <text:list-item>
                <text:p>Scribe</text:p>
                <text:list>
                  <text:list-item>
                    <text:p>Non (all backend)</text:p>
                  </text:list-item>
                </text:list>
              </text:list-item>
              <text:list-item>
                <text:p>Legion AR</text:p>
                <text:list>
                  <text:list-item>
                    <text:p>“people are better at selecting options than making them”</text:p>
                  </text:list-item>
                  <text:list-item>
                    <text:p>Workers can change suggestion before end of activity</text:p>
                  </text:list-item>
                  <text:list-item>
                    <text:p>Similar system to chorus</text:p>
                  </text:list-item>
                </text:list>
              </text:list-item>
              <text:list-item>
                <text:p>Legion robots</text:p>
                <text:list>
                  <text:list-item>
                    <text:p>Mob: twitch anarchy</text:p>
                    <text:list>
                      <text:list-item>
                        <text:p>Good if lots of redundant input</text:p>
                      </text:list-item>
                      <text:list-item>
                        <text:p>Not effective</text:p>
                      </text:list-item>
                    </text:list>
                  </text:list-item>
                  <text:list-item>
                    <text:p>Vote: weighted</text:p>
                    <text:list>
                      <text:list-item>
                        <text:p>Less effective than vote</text:p>
                      </text:list-item>
                    </text:list>
                  </text:list-item>
                  <text:list-item>
                    <text:p>Leader: highest influence guy controls (bag of votes, based on most common actions)</text:p>
                    <text:list>
                      <text:list-item>
                        <text:p>All trials completed</text:p>
                      </text:list-item>
                    </text:list>
                  </text:list-item>
                  <text:list-item>
                    <text:p>Active: randomly selects leader</text:p>
                    <text:list>
                      <text:list-item>
                        <text:p>All trials completed</text:p>
                      </text:list-item>
                    </text:list>
                  </text:list-item>
                  <text:list-item>
                    <text:p>Solo: just one guy</text:p>
                    <text:list>
                      <text:list-item>
                        <text:p>Very innefective</text:p>
                      </text:list-item>
                    </text:list>
                  </text:list-item>
                </text:list>
              </text:list-item>
              <text:list-item>
                <text:p>Toolscape: 3 step</text:p>
                <text:list>
                  <text:list-item>
                    <text:p>Find</text:p>
                  </text:list-item>
                  <text:list-item>
                    <text:p>Vote/improve</text:p>
                  </text:list-item>
                  <text:list-item>
                    <text:p>Expand</text:p>
                    <text:list>
                      <text:list-item>
                        <text:p>Workers select next/previous step from multiple cho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end (lit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rus View</text:p>
                <text:list>
                  <text:list-item>
                    <text:p>Not specified but I have access to the code</text:p>
                  </text:list-item>
                </text:list>
              </text:list-item>
              <text:list-item>
                <text:p>Scribe</text:p>
                <text:list>
                  <text:list-item>
                    <text:p>Multiple sequence alignment (MSA)</text:p>
                    <text:list>
                      <text:list-item>
                        <text:p>Combine captions</text:p>
                      </text:list-item>
                      <text:list-item>
                        <text:p>Mutation modelish </text:p>
                        <text:list>
                          <text:list-item>
                            <text:p>Intend to type a, more likely to mistype s than p</text:p>
                          </text:list-item>
                        </text:list>
                      </text:list-item>
                      <text:list-item>
                        <text:p>Parallel paths with word nodes</text:p>
                        <text:list>
                          <text:list-item>
                            <text:p>Greedy graph search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ion</text:p>
                <text:list>
                  <text:list-item>
                    <text:p>Similar to scribe, also vote system</text:p>
                  </text:list-item>
                </text:list>
              </text:list-item>
              <text:list-item>
                <text:p>Toolscape</text:p>
                <text:list>
                  <text:list-item>
                    <text:p>Dbscan: cluster time points by different workers into one step (for first ste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tion 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w level: lists</text:p>
                <text:list>
                  <text:list-item>
                    <text:p>Can't show decisions but easy to code</text:p>
                  </text:list-item>
                </text:list>
              </text:list-item>
              <text:list-item>
                <text:p>Finite state automata</text:p>
                <text:list>
                  <text:list-item>
                    <text:p>Gives us all the flexibility we need but not pretty</text:p>
                  </text:list-item>
                </text:list>
              </text:list-item>
              <text:list-item>
                <text:p>Influence diagram/SDL</text:p>
                <text:list>
                  <text:list-item>
                    <text:p>Allow more complex notions (part-of relations, etc)</text:p>
                  </text:list-item>
                  <text:list-item>
                    <text:p>Probably too compli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er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T is probably not good, need professionals</text:p>
              </text:list-item>
              <text:list-item>
                <text:p>Maybe start by asking students how to take notes?</text:p>
                <text:list>
                  <text:list-item>
                    <text:p>Preferably non cs people</text:p>
                  </text:list-item>
                  <text:list-item>
                    <text:p>Prototype on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 of this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ic is cool and relevant</text:p>
              </text:list-item>
              <text:list-item>
                <text:p>I like it</text:p>
              </text:list-item>
              <text:list-item>
                <text:p>Melds ml, ai, hci, interfacing</text:p>
              </text:list-item>
              <text:list-item>
                <text:p>Can make it ai heavier as nee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tential drawba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this ai enough?</text:p>
              </text:list-item>
              <text:list-item>
                <text:p>Isn't about adversarial things necessarily</text:p>
                <text:list>
                  <text:list-item>
                    <text:p>Deal with bad data</text:p>
                  </text:list-item>
                </text:list>
              </text:list-item>
              <text:list-item>
                <text:p>Can't we just pay one guy to write a manual?</text:p>
                <text:list>
                  <text:list-item>
                    <text:p>Probably not a concern, this will give more down to earth info</text:p>
                  </text:list-item>
                  <text:list-item>
                    <text:p>Better fault tolerance</text:p>
                  </text:list-item>
                  <text:list-item>
                    <text:p>Multiple opinions</text:p>
                  </text:list-item>
                </text:list>
              </text:list-item>
              <text:list-item>
                <text:p>Not really croudsourcing</text:p>
                <text:list>
                  <text:list-item>
                    <text:p>Not a problem but needs to be sa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urvey people</text:p>
                <text:list>
                  <text:list-item>
                    <text:p>Informal</text:p>
                  </text:list-item>
                  <text:list-item>
                    <text:p>Be very general</text:p>
                  </text:list-item>
                </text:list>
              </text:list-item>
              <text:list-item>
                <text:p>Find out how humans work with this</text:p>
              </text:list-item>
              <text:list-item>
                <text:p>Google forms</text:p>
              </text:list-item>
              <text:list-item>
                <text:p>Survey monkey</text:p>
              </text:list-item>
              <text:list-item>
                <text:p>Google docs</text:p>
              </text:list-item>
              <text:list-item>
                <text:p>In person is good</text:p>
              </text:list-item>
              <text:list-item>
                <text:p>“procedural tasks with diverse, uncertain opinions”</text:p>
                <text:list>
                  <text:list-item>
                    <text:p>Need ai to reconcile</text:p>
                  </text:list-item>
                  <text:list-item>
                    <text:p>Survey students about what students know at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ersarial situations</text:p>
                <text:list>
                  <text:list-item>
                    <text:p>Maybe plant a user to ruin the flow and figure out ways to remove him “group kick” style and remove problems caused</text:p>
                  </text:list-item>
                  <text:list-item>
                    <text:p>This would probably be a part 2 to the project</text:p>
                  </text:list-item>
                  <text:list-item>
                    <text:p>Use an old game framework, have users vote out malicious users, have semisupervised ml learn to spot them preemptively</text:p>
                  </text:list-item>
                </text:list>
              </text:list-item>
              <text:list-item>
                <text:p>Not that big of a deal, just something to think ab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Scarafoni</meta:initial-creator>
    <meta:creation-date>2014-09-02T17:50:31.281741683</meta:creation-date>
    <dc:date>2014-09-15T22:15:17.552200877</dc:date>
    <meta:editing-duration>PT44M11S</meta:editing-duration>
    <meta:editing-cycles>17</meta:editing-cycles>
    <meta:generator>LibreOffice/4.2.6.2$Linux_X86_64 LibreOffice_project/420$Build-2</meta:generator>
    <dc:creator>Dan Scarafoni</dc:creator>
    <meta:document-statistic meta:object-count="64"/>
  </office:meta>
</office:document-meta>
</file>